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7" style:family="paragraph" style:parent-style-name="Table_20_Contents">
      <style:text-properties style:font-name="Khmer OS" officeooo:rsid="00099c9b" officeooo:paragraph-rsid="00099c9b"/>
    </style:style>
    <style:style style:name="P8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9" style:family="paragraph" style:parent-style-name="Table_20_Contents"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0e2cb0" officeooo:paragraph-rsid="000e2cb0"/>
    </style:style>
    <style:style style:name="P12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3" style:family="paragraph" style:parent-style-name="Table_20_Contents">
      <style:text-properties style:font-name="Khmer OS" officeooo:rsid="000b47fe" officeooo:paragraph-rsid="000b47fe"/>
    </style:style>
    <style:style style:name="P14" style:family="paragraph" style:parent-style-name="Table_20_Contents">
      <style:text-properties officeooo:paragraph-rsid="00099c9b"/>
    </style:style>
    <style:style style:name="P15" style:family="paragraph" style:parent-style-name="Table_20_Contents">
      <style:text-properties officeooo:paragraph-rsid="000d45e8"/>
    </style:style>
    <style:style style:name="P16" style:family="paragraph" style:parent-style-name="Table_20_Contents" style:list-style-name="L1">
      <style:text-properties style:font-name="Khmer OS" officeooo:rsid="00099c9b" officeooo:paragraph-rsid="00099c9b"/>
    </style:style>
    <style:style style:name="P17" style:family="paragraph" style:parent-style-name="Table_20_Contents" style:list-style-name="L2">
      <style:text-properties style:font-name="Khmer OS" officeooo:rsid="00099c9b" officeooo:paragraph-rsid="00099c9b"/>
    </style:style>
    <style:style style:name="P18" style:family="paragraph" style:parent-style-name="Table_20_Contents" style:list-style-name="L3">
      <style:text-properties style:font-name="Khmer OS" officeooo:rsid="000b47fe" officeooo:paragraph-rsid="000b47fe"/>
    </style:style>
    <style:style style:name="P19" style:family="paragraph" style:parent-style-name="Table_20_Contents" style:list-style-name="L3">
      <style:text-properties officeooo:rsid="000b47fe" officeooo:paragraph-rsid="000b47fe"/>
    </style:style>
    <style:style style:name="P20" style:family="paragraph" style:parent-style-name="Table_20_Contents">
      <style:text-properties officeooo:paragraph-rsid="00099c9b"/>
    </style:style>
    <style:style style:name="P21" style:family="paragraph">
      <loext:graphic-properties draw:fill="none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0b5ed5"/>
    </style:style>
    <style:style style:name="T4" style:family="text">
      <style:text-properties style:font-name="Khmer OS" officeooo:rsid="000d45e8"/>
    </style:style>
    <style:style style:name="T5" style:family="text">
      <style:text-properties style:font-name="Khmer OS" officeooo:rsid="000d48fe"/>
    </style:style>
    <style:style style:name="T6" style:family="text">
      <style:text-properties style:font-name="Khmer OS" officeooo:rsid="0017856e"/>
    </style:style>
    <style:style style:name="T7" style:family="text">
      <style:text-properties style:font-name="Khmer OS" officeooo:rsid="001bb6da"/>
    </style:style>
    <style:style style:name="T8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9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10" style:family="text">
      <style:text-properties officeooo:rsid="0006c710"/>
    </style:style>
    <style:style style:name="T11" style:family="text">
      <style:text-properties officeooo:rsid="001bb6da"/>
    </style:style>
    <style:style style:name="T12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5836465472">
          <table:table-cell table:style-name="Table1.A1" office:value-type="string">
            <text:p text:style-name="P3">CU-01</text:p>
          </table:table-cell>
          <table:table-cell table:style-name="Table1.A1" table:number-columns-spanned="3" office:value-type="string">
            <text:p text:style-name="P3">Registrar Factura</text:p>
          </table:table-cell>
          <table:covered-table-cell/>
          <table:covered-table-cell/>
        </table:table-row>
        <table:table-row table:style-name="TableLine94525836538960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10">22/07/2022</text:span></text:p>
          </table:table-cell>
          <table:covered-table-cell/>
          <table:covered-table-cell/>
        </table:table-row>
        <table:table-row table:style-name="TableLine94525837941168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4">El Proveedor ya debe existir en la lista de proveedores</text:p>
          </table:table-cell>
          <table:covered-table-cell/>
          <table:covered-table-cell/>
        </table:table-row>
        <table:table-row table:style-name="TableLine94525837942352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4">El sistema permitirá registrar las facturas de compras de los bienes informáticos y/o bienes de uso</text:p>
          </table:table-cell>
          <table:covered-table-cell/>
          <table:covered-table-cell/>
        </table:table-row>
        <table:table-row table:style-name="TableLine94525837943824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4"/>
            <text:p text:style-name="P5">Paso</text:p>
          </table:table-cell>
          <table:table-cell table:style-name="Table1.C5" table:number-columns-spanned="2" office:value-type="string">
            <text:p text:style-name="P4"/>
            <text:p text:style-name="P4">Acción</text:p>
          </table:table-cell>
          <table:covered-table-cell/>
        </table:table-row>
        <table:table-row table:style-name="TableLine94525837946304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14"><text:span text:style-name="T2">El usuario ingresa al modulo </text:span><text:span text:style-name="T7">Factura / Alta</text:span><text:span text:style-name="T2"> de Factura</text:span></text:p>
          </table:table-cell>
          <table:covered-table-cell/>
        </table:table-row>
        <table:table-row table:style-name="TableLine94525837948848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7">El usuario completa los datos correspondientes a la cabecera de la factura:</text:p>
            <text:list xml:id="list2377472604" text:style-name="L1">
              <text:list-item>
                <text:p text:style-name="P16">Nro Factura</text:p>
              </text:list-item>
              <text:list-item>
                <text:p text:style-name="P16">Fecha Factura</text:p>
              </text:list-item>
              <text:list-item>
                <text:p text:style-name="P16">Proveedor</text:p>
              </text:list-item>
              <text:list-item>
                <text:p text:style-name="P16">Importe total</text:p>
              </text:list-item>
            </text:list>
          </table:table-cell>
          <table:covered-table-cell/>
        </table:table-row>
        <table:table-row table:style-name="TableLine9452583795132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4"><text:span text:style-name="T2">El usuario procede a completar </text:span><text:span text:style-name="T5">los items</text:span><text:span text:style-name="T2"> de la factura:</text:span></text:p>
            <text:list xml:id="list1066095075" text:style-name="L2">
              <text:list-item>
                <text:p text:style-name="P17">descripción</text:p>
              </text:list-item>
              <text:list-item>
                <text:p text:style-name="P17">importe unitario</text:p>
              </text:list-item>
            </text:list>
            <text:p text:style-name="P13">Presiona botón “Agregar”: en ese momento el sistema procederá a:</text:p>
            <text:list xml:id="list458037779" text:style-name="L3">
              <text:list-item>
                <text:p text:style-name="P19"><text:span text:style-name="T1">Guardar los datos de la cabecera de la factura, </text:span><text:span text:style-name="T3">generando un id de identificación</text:span></text:p>
              </text:list-item>
              <text:list-item>
                <text:p text:style-name="P18">Guardar el primer renglón de la factura</text:p>
              </text:list-item>
              <text:list-item>
                <text:p text:style-name="P18">Dejar visible en pantalla los datos de la cabecera</text:p>
              </text:list-item>
              <text:list-item>
                <text:p text:style-name="P18">Refrescar en pantalla el detalle de la factura</text:p>
              </text:list-item>
              <text:list-item>
                <text:p text:style-name="P19"><text:span text:style-name="T1">Dejar disponible </text:span><text:span text:style-name="T3">descripción y precio unitario</text:span><text:span text:style-name="T1"> para </text:span><text:soft-page-break/><text:span text:style-name="T1">que el usuario continúe con el ingreso del detalle</text:span></text:p>
              </text:list-item>
            </text:list>
            <text:p text:style-name="P15"><text:span text:style-name="T3">Si </text:span><text:span text:style-name="T4">la factura tiene más de un renglón, el sistema deberá controlar que ya esten guardados los datos de la cabecera e insertar sólo el registro correspondiente al detalle, </text:span><text:span text:style-name="T6">verificando que la suma de totales unitarios no supere el importe total.</text:span></text:p>
          </table:table-cell>
          <table:covered-table-cell/>
        </table:table-row>
        <table:table-row table:style-name="TableLine94525837953920">
          <table:table-cell table:style-name="Table1.A9" office:value-type="string">
            <text:p text:style-name="P9">Postcondición</text:p>
          </table:table-cell>
          <table:table-cell table:style-name="Table1.B9" table:number-columns-spanned="3" office:value-type="string">
            <text:p text:style-name="P10">La factura quedará disponible para el registro de la adquisición de el/los bienes</text:p>
          </table:table-cell>
          <table:covered-table-cell/>
          <table:covered-table-cell/>
        </table:table-row>
        <table:table-row table:style-name="TableLine94525837955776">
          <table:table-cell table:style-name="Table1.A10" office:value-type="string">
            <text:p text:style-name="P9">Excepciones</text:p>
          </table:table-cell>
          <table:table-cell table:style-name="Table1.B10" table:number-columns-spanned="2" office:value-type="string">
            <text:p text:style-name="P12">Paso</text:p>
          </table:table-cell>
          <table:covered-table-cell/>
          <table:table-cell table:style-name="Table1.D10" office:value-type="string">
            <text:p text:style-name="P10">Acción</text:p>
          </table:table-cell>
        </table:table-row>
        <table:table-row table:style-name="TableLine94525837958448">
          <table:table-cell table:style-name="Table1.A11" office:value-type="string">
            <text:p text:style-name="P9"/>
          </table:table-cell>
          <table:table-cell table:style-name="Table1.B11" table:number-columns-spanned="2" office:value-type="string">
            <text:p text:style-name="P11">E1</text:p>
          </table:table-cell>
          <table:covered-table-cell/>
          <table:table-cell table:style-name="Table1.D11" office:value-type="string">
            <text:p text:style-name="P10">Si el proveedor que figura en la factura no aparece en el listado de proveedores, el usuario deberá comunicarse con un usuario administrador y solicitar el alta del mism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87cm" svg:y1="0.423cm" svg:x2="17.124cm" svg:y2="0.476cm" svg:d="M-288 423l17412 53" svg:viewBox="0 0 17413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07:46:37.663475101</dc:date>
    <meta:editing-duration>PT1H37M21S</meta:editing-duration>
    <meta:editing-cycles>20</meta:editing-cycles>
    <meta:generator>LibreOffice/6.4.7.2$Linux_X86_64 LibreOffice_project/40$Build-2</meta:generator>
    <meta:document-statistic meta:table-count="1" meta:image-count="1" meta:object-count="0" meta:page-count="2" meta:paragraph-count="38" meta:word-count="251" meta:character-count="1475" meta:non-whitespace-character-count="1272"/>
  </office:meta>
</office:document-meta>
</file>